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" svg:font-family="" style:font-family-generic="roman"/>
    <style:font-face style:name="Liberation serif" svg:font-family="'Liberation serif', 'Times New Roman'" style:font-family-generic="roman"/>
    <style:font-face style:name="Liberation mono" svg:font-family="'Liberation mono', 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67.17mm"/>
    </style:style>
    <style:style style:name="co5" style:family="table-column">
      <style:table-column-properties fo:break-before="auto" style:column-width="74.79mm"/>
    </style:style>
    <style:style style:name="co6" style:family="table-column">
      <style:table-column-properties fo:break-before="auto" style:column-width="74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3.34mm" fo:break-before="auto" style:use-optimal-row-height="false"/>
    </style:style>
    <style:style style:name="ro4" style:family="table-row">
      <style:table-row-properties style:row-height="12.63mm" fo:break-before="auto" style:use-optimal-row-height="false"/>
    </style:style>
    <style:style style:name="ro5" style:family="table-row">
      <style:table-row-properties style:row-height="12.28mm" fo:break-before="auto" style:use-optimal-row-height="false"/>
    </style:style>
    <style:style style:name="ro6" style:family="table-row">
      <style:table-row-properties style:row-height="12.98mm" fo:break-before="auto" style:use-optimal-row-height="false"/>
    </style:style>
    <style:style style:name="ro7" style:family="table-row">
      <style:table-row-properties style:row-height="13.6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20" style:family="table-cell" style:parent-style-name="Default" style:data-style-name="N105">
      <style:table-cell-properties fo:background-color="#c0c0c0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5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5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0c0c0" style:text-align-source="fix" style:repeat-content="false" fo:border="0.06pt solid #000000" style:vertical-align="top"/>
      <style:paragraph-properties fo:text-align="start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0c0c0"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font-name-complex="DejaVu Sans" style:language-complex="none" style:country-complex="none" style:font-style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font-name-complex="DejaVu Sans" style:language-complex="none" style:country-complex="none" style:font-style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size="10pt" fo:font-weight="bold" fo:language="es" fo:country="ES" style:language-asian="ar" style:country-asian="SA" style:font-name-asian="Cambria" style:font-size-asian="10pt" style:font-size-complex="10pt" style:font-weight-asian="bold" style:font-weight-complex="bold"/>
    </style:style>
    <style:style style:name="T2" style:family="text">
      <style:text-properties fo:color="#000000" fo:font-size="10pt" fo:font-weight="bold" fo:language="es" fo:country="ES" style:language-asian="ar" style:country-asian="SA" style:font-name-asian="Courier New" style:font-size-asian="12pt"/>
    </style:style>
    <style:style style:name="T3" style:family="text">
      <style:text-properties fo:color="#000000" style:font-name="Liberation serif;Times New Roman" fo:font-size="10pt" fo:font-weight="bold" fo:language="es" fo:country="ES" style:language-asian="ar" style:country-asian="SA" style:font-name-asian="Cambria" style:font-size-asian="10pt" style:font-size-complex="10pt" style:font-weight-asian="bold" style:font-weight-complex="bold"/>
    </style:style>
    <style:style style:name="T4" style:family="text">
      <style:text-properties fo:color="#000000" fo:font-size="10pt" fo:font-weight="bold" fo:language="es" fo:country="ES" style:language-asian="ar" style:country-asian="SA" style:font-name="Liberation mono;Courier New" style:font-name-asian="Courier New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14.68mm" svg:height="115.96mm" svg:x="264.25mm" svg:y="2.25mm">
            <draw:object draw:notify-on-update-of-ranges="Hoja1.C5:Hoja1.C5 Hoja1.C6:Hoja1.C18 Hoja1.D5:Hoja1.D5 Hoja1.D6:Hoja1.D18 Hoja1.E5:Hoja1.E5 Hoja1.E6:Hoja1.E18 Hoja1.F5:Hoja1.F5 Hoja1.F6:Hoja1.F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2.07mm" svg:height="113.66mm" svg:x="276.09mm" svg:y="122.4mm">
            <draw:object draw:notify-on-update-of-ranges="Hoja1.C26:Hoja1.C26 Hoja1.C27:Hoja1.C39 Hoja1.D26:Hoja1.D26 Hoja1.D27:Hoja1.D39 Hoja1.E26:Hoja1.E26 Hoja1.E27:Hoja1.E39 Hoja1.F26:Hoja1.F26 Hoja1.F27:Hoja1.F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2">
            <text:p>PC</text:p>
          </table:table-cell>
          <table:covered-table-cell/>
          <table:table-cell/>
        </table:table-row>
        <table:table-row table:style-name="ro1">
          <table:table-cell table:number-columns-repeated="3"/>
          <table:covered-table-cell table:number-columns-repeated="2"/>
          <table:table-cell/>
        </table:table-row>
        <table:table-row table:style-name="ro2">
          <table:table-cell table:number-columns-repeated="2"/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T. secuencial vect. Dinamicos</text:p>
            <text:p>1 thread/core</text:p>
          </table:table-cell>
          <table:table-cell table:style-name="ce10" office:value-type="string" calcext:value-type="string">
            <text:p><text:span text:style-name="T1">T. paralelo (versión </text:span><text:span text:style-name="T2">for</text:span><text:span text:style-name="T1">)</text:span></text:p>
            <text:p>8 threads/cores</text:p>
          </table:table-cell>
          <table:table-cell table:style-name="ce10" office:value-type="string" calcext:value-type="string">
            <text:p><text:span text:style-name="T1">T. paralelo (versión </text:span><text:span text:style-name="T2">sections con 4 section)</text:span></text:p>
            <text:p> 8 threads/cores</text:p>
          </table:table-cell>
        </table:table-row>
        <table:table-row table:style-name="ro1">
          <table:table-cell table:number-columns-repeated="2"/>
          <table:table-cell table:style-name="ce2" office:value-type="float" office:value="16384" calcext:value-type="float">
            <text:p>16384</text:p>
          </table:table-cell>
          <table:table-cell table:style-name="ce20" office:value-type="float" office:value="0.000047874" calcext:value-type="float">
            <text:p>0,0000478740</text:p>
          </table:table-cell>
          <table:table-cell table:style-name="ce20" office:value-type="float" office:value="0.000250309" calcext:value-type="float">
            <text:p>0,0002503090</text:p>
          </table:table-cell>
          <table:table-cell table:style-name="ce20" office:value-type="float" office:value="0.000066829" calcext:value-type="float">
            <text:p>0,0000668290</text:p>
          </table:table-cell>
        </table:table-row>
        <table:table-row table:style-name="ro1">
          <table:table-cell table:number-columns-repeated="2"/>
          <table:table-cell table:style-name="ce3" office:value-type="float" office:value="32768" calcext:value-type="float">
            <text:p>32768</text:p>
          </table:table-cell>
          <table:table-cell table:style-name="ce21" office:value-type="float" office:value="0.000180069" calcext:value-type="float">
            <text:p>0,0001800690</text:p>
          </table:table-cell>
          <table:table-cell table:style-name="ce21" office:value-type="float" office:value="0.000027003" calcext:value-type="float">
            <text:p>0,0000270030</text:p>
          </table:table-cell>
          <table:table-cell table:style-name="ce21" office:value-type="float" office:value="0.000947591" calcext:value-type="float">
            <text:p>0,0009475910</text:p>
          </table:table-cell>
        </table:table-row>
        <table:table-row table:style-name="ro1">
          <table:table-cell table:number-columns-repeated="2"/>
          <table:table-cell table:style-name="ce2" office:value-type="float" office:value="65536" calcext:value-type="float">
            <text:p>65536</text:p>
          </table:table-cell>
          <table:table-cell table:style-name="ce20" office:value-type="float" office:value="0.000307845" calcext:value-type="float">
            <text:p>0,0003078450</text:p>
          </table:table-cell>
          <table:table-cell table:style-name="ce20" office:value-type="float" office:value="0.001165336" calcext:value-type="float">
            <text:p>0,0011653360</text:p>
          </table:table-cell>
          <table:table-cell table:style-name="ce20" office:value-type="float" office:value="0.000255565" calcext:value-type="float">
            <text:p>0,0002555650</text:p>
          </table:table-cell>
        </table:table-row>
        <table:table-row table:style-name="ro1">
          <table:table-cell table:number-columns-repeated="2"/>
          <table:table-cell table:style-name="ce4" office:value-type="float" office:value="131072" calcext:value-type="float">
            <text:p>131072</text:p>
          </table:table-cell>
          <table:table-cell table:style-name="ce21" office:value-type="float" office:value="0.00042409" calcext:value-type="float">
            <text:p>0,0004240900</text:p>
          </table:table-cell>
          <table:table-cell table:style-name="ce21" office:value-type="float" office:value="0.001279689" calcext:value-type="float">
            <text:p>0,0012796890</text:p>
          </table:table-cell>
          <table:table-cell table:style-name="ce21" office:value-type="float" office:value="0.002542622" calcext:value-type="float">
            <text:p>0,0025426220</text:p>
          </table:table-cell>
        </table:table-row>
        <table:table-row table:style-name="ro1">
          <table:table-cell table:number-columns-repeated="2"/>
          <table:table-cell table:style-name="ce2" office:value-type="float" office:value="262144" calcext:value-type="float">
            <text:p>262144</text:p>
          </table:table-cell>
          <table:table-cell table:style-name="ce20" office:value-type="float" office:value="0.000903206" calcext:value-type="float">
            <text:p>0,0009032060</text:p>
          </table:table-cell>
          <table:table-cell table:style-name="ce20" office:value-type="float" office:value="0.003357793" calcext:value-type="float">
            <text:p>0,0033577930</text:p>
          </table:table-cell>
          <table:table-cell table:style-name="ce20" office:value-type="float" office:value="0.001940949" calcext:value-type="float">
            <text:p>0,0019409490</text:p>
          </table:table-cell>
        </table:table-row>
        <table:table-row table:style-name="ro1">
          <table:table-cell table:number-columns-repeated="2"/>
          <table:table-cell table:style-name="ce4" office:value-type="float" office:value="524288" calcext:value-type="float">
            <text:p>524288</text:p>
          </table:table-cell>
          <table:table-cell table:style-name="ce21" office:value-type="float" office:value="0.001912389" calcext:value-type="float">
            <text:p>0,0019123890</text:p>
          </table:table-cell>
          <table:table-cell table:style-name="ce21" office:value-type="float" office:value="0.001319699" calcext:value-type="float">
            <text:p>0,0013196990</text:p>
          </table:table-cell>
          <table:table-cell table:style-name="ce21" office:value-type="float" office:value="0.004790775" calcext:value-type="float">
            <text:p>0,0047907750</text:p>
          </table:table-cell>
        </table:table-row>
        <table:table-row table:style-name="ro1">
          <table:table-cell table:number-columns-repeated="2"/>
          <table:table-cell table:style-name="ce2" office:value-type="float" office:value="1048576" calcext:value-type="float">
            <text:p>1048576</text:p>
          </table:table-cell>
          <table:table-cell table:style-name="ce20" office:value-type="float" office:value="0.0034425" calcext:value-type="float">
            <text:p>0,0034425000</text:p>
          </table:table-cell>
          <table:table-cell table:style-name="ce20" office:value-type="float" office:value="0.003066974" calcext:value-type="float">
            <text:p>0,0030669740</text:p>
          </table:table-cell>
          <table:table-cell table:style-name="ce20" office:value-type="float" office:value="0.005068139" calcext:value-type="float">
            <text:p>0,0050681390</text:p>
          </table:table-cell>
        </table:table-row>
        <table:table-row table:style-name="ro1">
          <table:table-cell table:number-columns-repeated="2"/>
          <table:table-cell table:style-name="ce4" office:value-type="float" office:value="2097152" calcext:value-type="float">
            <text:p>2097152</text:p>
          </table:table-cell>
          <table:table-cell table:style-name="ce21" office:value-type="float" office:value="0.007337057" calcext:value-type="float">
            <text:p>0,0073370570</text:p>
          </table:table-cell>
          <table:table-cell table:style-name="ce21" office:value-type="float" office:value="0.004195233" calcext:value-type="float">
            <text:p>0,0041952330</text:p>
          </table:table-cell>
          <table:table-cell table:style-name="ce21" office:value-type="float" office:value="0.011687083" calcext:value-type="float">
            <text:p>0,0116870830</text:p>
          </table:table-cell>
        </table:table-row>
        <table:table-row table:style-name="ro1">
          <table:table-cell table:number-columns-repeated="2"/>
          <table:table-cell table:style-name="ce2" office:value-type="float" office:value="4194304" calcext:value-type="float">
            <text:p>4194304</text:p>
          </table:table-cell>
          <table:table-cell table:style-name="ce20" office:value-type="float" office:value="0.015181344" calcext:value-type="float">
            <text:p>0,0151813440</text:p>
          </table:table-cell>
          <table:table-cell table:style-name="ce20" office:value-type="float" office:value="0.008016505" calcext:value-type="float">
            <text:p>0,0080165050</text:p>
          </table:table-cell>
          <table:table-cell table:style-name="ce20" office:value-type="float" office:value="0.027804217" calcext:value-type="float">
            <text:p>0,0278042170</text:p>
          </table:table-cell>
        </table:table-row>
        <table:table-row table:style-name="ro1">
          <table:table-cell table:number-columns-repeated="2"/>
          <table:table-cell table:style-name="ce4" office:value-type="float" office:value="8388608" calcext:value-type="float">
            <text:p>8388608</text:p>
          </table:table-cell>
          <table:table-cell table:style-name="ce21" office:value-type="float" office:value="0.027583341" calcext:value-type="float">
            <text:p>0,0275833410</text:p>
          </table:table-cell>
          <table:table-cell table:style-name="ce21" office:value-type="float" office:value="0.02122258" calcext:value-type="float">
            <text:p>0,0212225800</text:p>
          </table:table-cell>
          <table:table-cell table:style-name="ce21" office:value-type="float" office:value="0.032356296" calcext:value-type="float">
            <text:p>0,0323562960</text:p>
          </table:table-cell>
        </table:table-row>
        <table:table-row table:style-name="ro1">
          <table:table-cell table:number-columns-repeated="2"/>
          <table:table-cell table:style-name="ce2" office:value-type="float" office:value="16777216" calcext:value-type="float">
            <text:p>16777216</text:p>
          </table:table-cell>
          <table:table-cell table:style-name="ce20" office:value-type="float" office:value="0.05531022" calcext:value-type="float">
            <text:p>0,0553102200</text:p>
          </table:table-cell>
          <table:table-cell table:style-name="ce20" office:value-type="float" office:value="0.025181175" calcext:value-type="float">
            <text:p>0,0251811750</text:p>
          </table:table-cell>
          <table:table-cell table:style-name="ce20" office:value-type="float" office:value="0.092471963" calcext:value-type="float">
            <text:p>0,0924719630</text:p>
          </table:table-cell>
        </table:table-row>
        <table:table-row table:style-name="ro1">
          <table:table-cell table:number-columns-repeated="2"/>
          <table:table-cell table:style-name="ce4" office:value-type="float" office:value="33554432" calcext:value-type="float">
            <text:p>33554432</text:p>
          </table:table-cell>
          <table:table-cell table:style-name="ce21" office:value-type="float" office:value="0.111584805" calcext:value-type="float">
            <text:p>0,1115848050</text:p>
          </table:table-cell>
          <table:table-cell table:style-name="ce21" office:value-type="float" office:value="0.049367156" calcext:value-type="float">
            <text:p>0,0493671560</text:p>
          </table:table-cell>
          <table:table-cell table:style-name="ce21" office:value-type="float" office:value="0.135108999" calcext:value-type="float">
            <text:p>0,1351089990</text:p>
          </table:table-cell>
        </table:table-row>
        <table:table-row table:style-name="ro1">
          <table:table-cell table:number-columns-repeated="2"/>
          <table:table-cell table:style-name="ce5" office:value-type="float" office:value="67108864" calcext:value-type="float">
            <text:p>67108864</text:p>
          </table:table-cell>
          <table:table-cell table:style-name="ce22" office:value-type="float" office:value="0.22528858" calcext:value-type="float">
            <text:p>0,2252885800</text:p>
          </table:table-cell>
          <table:table-cell table:style-name="ce22" office:value-type="float" office:value="0.097954772" calcext:value-type="float">
            <text:p>0,0979547720</text:p>
          </table:table-cell>
          <table:table-cell table:style-name="ce22" office:value-type="float" office:value="0.256808525" calcext:value-type="float">
            <text:p>0,2568085250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2">
            <text:p>ATCGRID</text:p>
          </table:table-cell>
          <table:covered-table-cell/>
          <table:table-cell/>
        </table:table-row>
        <table:table-row table:style-name="ro1">
          <table:table-cell table:number-columns-repeated="3"/>
          <table:covered-table-cell table:number-columns-repeated="2"/>
          <table:table-cell/>
        </table:table-row>
        <table:table-row table:style-name="ro2">
          <table:table-cell table:number-columns-repeated="2"/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T. secuencial vect. Dinamicos</text:p>
            <text:p>1 thread/core</text:p>
          </table:table-cell>
          <table:table-cell table:style-name="ce10" office:value-type="string" calcext:value-type="string">
            <text:p><text:span text:style-name="T1">T. paralelo (versión </text:span><text:span text:style-name="T2">for</text:span><text:span text:style-name="T1">)</text:span></text:p>
            <text:p>24 threads/cores</text:p>
          </table:table-cell>
          <table:table-cell table:style-name="ce10" office:value-type="string" calcext:value-type="string">
            <text:p><text:span text:style-name="T1">T. paralelo (versión </text:span><text:span text:style-name="T2">sections con 4 section)</text:span></text:p>
            <text:p> 24 threads/cores</text:p>
          </table:table-cell>
        </table:table-row>
        <table:table-row table:style-name="ro1">
          <table:table-cell table:number-columns-repeated="2"/>
          <table:table-cell table:style-name="ce2" office:value-type="float" office:value="16384" calcext:value-type="float">
            <text:p>16384</text:p>
          </table:table-cell>
          <table:table-cell table:style-name="ce20" office:value-type="float" office:value="0.000151198" calcext:value-type="float">
            <text:p>0,0001511980</text:p>
          </table:table-cell>
          <table:table-cell table:style-name="ce20" office:value-type="float" office:value="0.002120338" calcext:value-type="float">
            <text:p>0,0021203380</text:p>
          </table:table-cell>
          <table:table-cell table:style-name="ce20" office:value-type="float" office:value="0.00003811" calcext:value-type="float">
            <text:p>0,0000381100</text:p>
          </table:table-cell>
        </table:table-row>
        <table:table-row table:style-name="ro1">
          <table:table-cell table:number-columns-repeated="2"/>
          <table:table-cell table:style-name="ce3" office:value-type="float" office:value="32768" calcext:value-type="float">
            <text:p>32768</text:p>
          </table:table-cell>
          <table:table-cell table:style-name="ce21" office:value-type="float" office:value="0.00021408" calcext:value-type="float">
            <text:p>0,0002140800</text:p>
          </table:table-cell>
          <table:table-cell table:style-name="ce21" office:value-type="float" office:value="0.000049494" calcext:value-type="float">
            <text:p>0,0000494940</text:p>
          </table:table-cell>
          <table:table-cell table:style-name="ce21" office:value-type="float" office:value="0.000573928" calcext:value-type="float">
            <text:p>0,0005739280</text:p>
          </table:table-cell>
        </table:table-row>
        <table:table-row table:style-name="ro1">
          <table:table-cell table:number-columns-repeated="2"/>
          <table:table-cell table:style-name="ce2" office:value-type="float" office:value="65536" calcext:value-type="float">
            <text:p>65536</text:p>
          </table:table-cell>
          <table:table-cell table:style-name="ce20" office:value-type="float" office:value="0.00047908" calcext:value-type="float">
            <text:p>0,0004790800</text:p>
          </table:table-cell>
          <table:table-cell table:style-name="ce20" office:value-type="float" office:value="0.000097655" calcext:value-type="float">
            <text:p>0,0000976550</text:p>
          </table:table-cell>
          <table:table-cell table:style-name="ce20" office:value-type="float" office:value="0.000089269" calcext:value-type="float">
            <text:p>0,0000892690</text:p>
          </table:table-cell>
        </table:table-row>
        <table:table-row table:style-name="ro1">
          <table:table-cell table:number-columns-repeated="2"/>
          <table:table-cell table:style-name="ce4" office:value-type="float" office:value="131072" calcext:value-type="float">
            <text:p>131072</text:p>
          </table:table-cell>
          <table:table-cell table:style-name="ce21" office:value-type="float" office:value="0.000960954" calcext:value-type="float">
            <text:p>0,0009609540</text:p>
          </table:table-cell>
          <table:table-cell table:style-name="ce21" office:value-type="float" office:value="0.000108575" calcext:value-type="float">
            <text:p>0,0001085750</text:p>
          </table:table-cell>
          <table:table-cell table:style-name="ce21" office:value-type="float" office:value="0.000107406" calcext:value-type="float">
            <text:p>0,0001074060</text:p>
          </table:table-cell>
        </table:table-row>
        <table:table-row table:style-name="ro1">
          <table:table-cell table:number-columns-repeated="2"/>
          <table:table-cell table:style-name="ce2" office:value-type="float" office:value="262144" calcext:value-type="float">
            <text:p>262144</text:p>
          </table:table-cell>
          <table:table-cell table:style-name="ce20" office:value-type="float" office:value="0.001923829" calcext:value-type="float">
            <text:p>0,0019238290</text:p>
          </table:table-cell>
          <table:table-cell table:style-name="ce20" office:value-type="float" office:value="0.004424769" calcext:value-type="float">
            <text:p>0,0044247690</text:p>
          </table:table-cell>
          <table:table-cell table:style-name="ce20" office:value-type="float" office:value="0.001463808" calcext:value-type="float">
            <text:p>0,0014638080</text:p>
          </table:table-cell>
        </table:table-row>
        <table:table-row table:style-name="ro1">
          <table:table-cell table:number-columns-repeated="2"/>
          <table:table-cell table:style-name="ce4" office:value-type="float" office:value="524288" calcext:value-type="float">
            <text:p>524288</text:p>
          </table:table-cell>
          <table:table-cell table:style-name="ce21" office:value-type="float" office:value="0.003032708" calcext:value-type="float">
            <text:p>0,0030327080</text:p>
          </table:table-cell>
          <table:table-cell table:style-name="ce21" office:value-type="float" office:value="0.005143266" calcext:value-type="float">
            <text:p>0,0051432660</text:p>
          </table:table-cell>
          <table:table-cell table:style-name="ce21" office:value-type="float" office:value="0.002456969" calcext:value-type="float">
            <text:p>0,0024569690</text:p>
          </table:table-cell>
        </table:table-row>
        <table:table-row table:style-name="ro1">
          <table:table-cell table:number-columns-repeated="2"/>
          <table:table-cell table:style-name="ce2" office:value-type="float" office:value="1048576" calcext:value-type="float">
            <text:p>1048576</text:p>
          </table:table-cell>
          <table:table-cell table:style-name="ce20" office:value-type="float" office:value="0.005648576" calcext:value-type="float">
            <text:p>0,0056485760</text:p>
          </table:table-cell>
          <table:table-cell table:style-name="ce20" office:value-type="float" office:value="0.004050579" calcext:value-type="float">
            <text:p>0,0040505790</text:p>
          </table:table-cell>
          <table:table-cell table:style-name="ce20" office:value-type="float" office:value="0.004153419" calcext:value-type="float">
            <text:p>0,0041534190</text:p>
          </table:table-cell>
        </table:table-row>
        <table:table-row table:style-name="ro1">
          <table:table-cell table:number-columns-repeated="2"/>
          <table:table-cell table:style-name="ce4" office:value-type="float" office:value="2097152" calcext:value-type="float">
            <text:p>2097152</text:p>
          </table:table-cell>
          <table:table-cell table:style-name="ce21" office:value-type="float" office:value="0.009845328" calcext:value-type="float">
            <text:p>0,0098453280</text:p>
          </table:table-cell>
          <table:table-cell table:style-name="ce21" office:value-type="float" office:value="0.006438268" calcext:value-type="float">
            <text:p>0,0064382680</text:p>
          </table:table-cell>
          <table:table-cell table:style-name="ce21" office:value-type="float" office:value="0.007049669" calcext:value-type="float">
            <text:p>0,0070496690</text:p>
          </table:table-cell>
        </table:table-row>
        <table:table-row table:style-name="ro1">
          <table:table-cell table:number-columns-repeated="2"/>
          <table:table-cell table:style-name="ce2" office:value-type="float" office:value="4194304" calcext:value-type="float">
            <text:p>4194304</text:p>
          </table:table-cell>
          <table:table-cell table:style-name="ce20" office:value-type="float" office:value="0.018716783" calcext:value-type="float">
            <text:p>0,0187167830</text:p>
          </table:table-cell>
          <table:table-cell table:style-name="ce20" office:value-type="float" office:value="0.010270232" calcext:value-type="float">
            <text:p>0,0102702320</text:p>
          </table:table-cell>
          <table:table-cell table:style-name="ce20" office:value-type="float" office:value="0.009713516" calcext:value-type="float">
            <text:p>0,0097135160</text:p>
          </table:table-cell>
        </table:table-row>
        <table:table-row table:style-name="ro1">
          <table:table-cell table:number-columns-repeated="2"/>
          <table:table-cell table:style-name="ce4" office:value-type="float" office:value="8388608" calcext:value-type="float">
            <text:p>8388608</text:p>
          </table:table-cell>
          <table:table-cell table:style-name="ce21" office:value-type="float" office:value="0.035390347" calcext:value-type="float">
            <text:p>0,0353903470</text:p>
          </table:table-cell>
          <table:table-cell table:style-name="ce21" office:value-type="float" office:value="0.016348204" calcext:value-type="float">
            <text:p>0,0163482040</text:p>
          </table:table-cell>
          <table:table-cell table:style-name="ce21" office:value-type="float" office:value="0.017284641" calcext:value-type="float">
            <text:p>0,0172846410</text:p>
          </table:table-cell>
        </table:table-row>
        <table:table-row table:style-name="ro1">
          <table:table-cell table:number-columns-repeated="2"/>
          <table:table-cell table:style-name="ce2" office:value-type="float" office:value="16777216" calcext:value-type="float">
            <text:p>16777216</text:p>
          </table:table-cell>
          <table:table-cell table:style-name="ce20" office:value-type="float" office:value="0.064819548" calcext:value-type="float">
            <text:p>0,0648195480</text:p>
          </table:table-cell>
          <table:table-cell table:style-name="ce20" office:value-type="float" office:value="0.029552745" calcext:value-type="float">
            <text:p>0,0295527450</text:p>
          </table:table-cell>
          <table:table-cell table:style-name="ce20" office:value-type="float" office:value="0.031639263" calcext:value-type="float">
            <text:p>0,0316392630</text:p>
          </table:table-cell>
        </table:table-row>
        <table:table-row table:style-name="ro1">
          <table:table-cell table:number-columns-repeated="2"/>
          <table:table-cell table:style-name="ce4" office:value-type="float" office:value="33554432" calcext:value-type="float">
            <text:p>33554432</text:p>
          </table:table-cell>
          <table:table-cell table:style-name="ce21" office:value-type="float" office:value="0.12884472" calcext:value-type="float">
            <text:p>0,1288447200</text:p>
          </table:table-cell>
          <table:table-cell table:style-name="ce21" office:value-type="float" office:value="0.055857467" calcext:value-type="float">
            <text:p>0,0558574670</text:p>
          </table:table-cell>
          <table:table-cell table:style-name="ce21" office:value-type="float" office:value="0.057542028" calcext:value-type="float">
            <text:p>0,0575420280</text:p>
          </table:table-cell>
        </table:table-row>
        <table:table-row table:style-name="ro1">
          <table:table-cell table:number-columns-repeated="2"/>
          <table:table-cell table:style-name="ce5" office:value-type="float" office:value="67108864" calcext:value-type="float">
            <text:p>67108864</text:p>
          </table:table-cell>
          <table:table-cell table:style-name="ce22" office:value-type="float" office:value="0.255139641" calcext:value-type="float">
            <text:p>0,2551396410</text:p>
          </table:table-cell>
          <table:table-cell table:style-name="ce22" office:value-type="float" office:value="0.110502373" calcext:value-type="float">
            <text:p>0,1105023730</text:p>
          </table:table-cell>
          <table:table-cell table:style-name="ce22" office:value-type="float" office:value="0.109945284" calcext:value-type="float">
            <text:p>0,1099452840</text:p>
          </table:table-cell>
        </table:table-row>
        <table:table-row table:style-name="ro1" table:number-rows-repeated="14">
          <table:table-cell table:number-columns-repeated="6"/>
        </table:table-row>
        <table:table-row table:style-name="ro3">
          <table:table-cell table:number-columns-repeated="2"/>
          <table:table-cell table:style-name="ce16" office:value-type="string" calcext:value-type="string">
            <text:p>Nº de Componentes</text:p>
          </table:table-cell>
          <table:table-cell table:style-name="ce16" office:value-type="string" calcext:value-type="string">
            <text:p>Tiempo secuencial vect. Globales</text:p>
            <text:p>1 thread/core</text:p>
            <text:p>Elapsed           CPU-user         CPU- sys</text:p>
          </table:table-cell>
          <table:table-cell table:style-name="ce27" office:value-type="string" calcext:value-type="string">
            <text:p><text:span text:style-name="T3">Tiempo paralelo/versión </text:span><text:span text:style-name="T4">for</text:span></text:p>
            <text:p>24 Threads/cores</text:p>
            <text:p>Elapsed           CPU-user         CPU- sys</text:p>
          </table:table-cell>
          <table:table-cell/>
        </table:table-row>
        <table:table-row table:style-name="ro4">
          <table:table-cell table:number-columns-repeated="2"/>
          <table:table-cell table:style-name="ce17" office:value-type="float" office:value="65536" calcext:value-type="float">
            <text:p>65536</text:p>
          </table:table-cell>
          <table:table-cell table:style-name="ce23" office:value-type="string" office:string-value="real0m0.030s &#10;user0m0.001s &#10;Sys0m0.001s " calcext:value-type="string">
            <text:p>real0m0.030s </text:p>
            <text:p>user0m0.001s </text:p>
            <text:p>Sys0m0.001s </text:p>
          </table:table-cell>
          <table:table-cell table:style-name="ce25" office:value-type="string" calcext:value-type="string">
            <text:p>real 0m0.026s </text:p>
            <text:p>user 0m0.001s </text:p>
            <text:p>Sys 0m0.004s </text:p>
          </table:table-cell>
          <table:table-cell/>
        </table:table-row>
        <table:table-row table:style-name="ro4">
          <table:table-cell table:number-columns-repeated="2"/>
          <table:table-cell table:style-name="ce18" office:value-type="float" office:value="131072" calcext:value-type="float">
            <text:p>131072</text:p>
          </table:table-cell>
          <table:table-cell table:style-name="ce24" office:value-type="string" calcext:value-type="string">
            <text:p>real 0m0.081s </text:p>
            <text:p>user 0m0.001s </text:p>
            <text:p>Sys 0m0.001s </text:p>
          </table:table-cell>
          <table:table-cell table:style-name="ce24" office:value-type="string" calcext:value-type="string">
            <text:p>real 0m0.023s </text:p>
            <text:p>User 0m0.000s </text:p>
            <text:p>sys 0m0.006s </text:p>
          </table:table-cell>
          <table:table-cell/>
        </table:table-row>
        <table:table-row table:style-name="ro5">
          <table:table-cell table:number-columns-repeated="2"/>
          <table:table-cell table:style-name="ce17" office:value-type="float" office:value="262144" calcext:value-type="float">
            <text:p>262144</text:p>
          </table:table-cell>
          <table:table-cell table:style-name="ce25" office:value-type="string" calcext:value-type="string">
            <text:p>real 0m0.038s </text:p>
            <text:p>user 0m0.002s </text:p>
            <text:p>Sys 0m0.006s </text:p>
          </table:table-cell>
          <table:table-cell table:style-name="ce25" office:value-type="string" calcext:value-type="string">
            <text:p>real 0m0.224s </text:p>
            <text:p>user 0m0.005s </text:p>
            <text:p>sys 0m0.006s </text:p>
          </table:table-cell>
          <table:table-cell/>
        </table:table-row>
        <table:table-row table:style-name="ro4">
          <table:table-cell table:number-columns-repeated="2"/>
          <table:table-cell table:style-name="ce18" office:value-type="float" office:value="524288" calcext:value-type="float">
            <text:p>524288</text:p>
          </table:table-cell>
          <table:table-cell table:style-name="ce24" office:value-type="string" calcext:value-type="string">
            <text:p>real 0m0.036s </text:p>
            <text:p>user 0m0.003s </text:p>
            <text:p>Sys 0m0.007s </text:p>
          </table:table-cell>
          <table:table-cell table:style-name="ce24" office:value-type="string" calcext:value-type="string">
            <text:p>real 0m0.040s </text:p>
            <text:p>user 0m0.014s </text:p>
            <text:p>Sys 0m0.007s </text:p>
          </table:table-cell>
          <table:table-cell/>
        </table:table-row>
        <table:table-row table:style-name="ro6">
          <table:table-cell table:number-columns-repeated="2"/>
          <table:table-cell table:style-name="ce17" office:value-type="float" office:value="1048576" calcext:value-type="float">
            <text:p>1048576</text:p>
          </table:table-cell>
          <table:table-cell table:style-name="ce25" office:value-type="string" calcext:value-type="string">
            <text:p>real 0m0.032s </text:p>
            <text:p>user 0m0.006s </text:p>
            <text:p>Sys 0m0.011s </text:p>
          </table:table-cell>
          <table:table-cell table:style-name="ce25" office:value-type="string" calcext:value-type="string">
            <text:p>real 0m0.034s </text:p>
            <text:p>user 0m0.013s </text:p>
            <text:p>sys 0m0.013s </text:p>
          </table:table-cell>
          <table:table-cell/>
        </table:table-row>
        <table:table-row table:style-name="ro4">
          <table:table-cell table:number-columns-repeated="2"/>
          <table:table-cell table:style-name="ce18" office:value-type="float" office:value="2097152" calcext:value-type="float">
            <text:p>2097152</text:p>
          </table:table-cell>
          <table:table-cell table:style-name="ce24" office:value-type="string" calcext:value-type="string">
            <text:p>real 0m0.050s </text:p>
            <text:p>user 0m0.013s </text:p>
            <text:p>Sys 0m0.015s </text:p>
          </table:table-cell>
          <table:table-cell table:style-name="ce24" office:value-type="string" calcext:value-type="string">
            <text:p>real 0m0.075s </text:p>
            <text:p>user 0m0.029s </text:p>
            <text:p>sys 0m0.022s </text:p>
          </table:table-cell>
          <table:table-cell/>
        </table:table-row>
        <table:table-row table:style-name="ro7">
          <table:table-cell table:number-columns-repeated="2"/>
          <table:table-cell table:style-name="ce17" office:value-type="float" office:value="4194304" calcext:value-type="float">
            <text:p>4194304</text:p>
          </table:table-cell>
          <table:table-cell table:style-name="ce25" office:value-type="string" calcext:value-type="string">
            <text:p>real 0m0.095s </text:p>
            <text:p>user 0m0.026s </text:p>
            <text:p>Sys 0m0.025s </text:p>
          </table:table-cell>
          <table:table-cell table:style-name="ce25" office:value-type="string" calcext:value-type="string">
            <text:p>real 0m0.085s </text:p>
            <text:p>user 0m0.052s </text:p>
            <text:p>Sys 0m0.034s </text:p>
          </table:table-cell>
          <table:table-cell/>
        </table:table-row>
        <table:table-row table:style-name="ro7">
          <table:table-cell table:number-columns-repeated="2"/>
          <table:table-cell table:style-name="ce18" office:value-type="float" office:value="8388608" calcext:value-type="float">
            <text:p>8388608</text:p>
          </table:table-cell>
          <table:table-cell table:style-name="ce24" office:value-type="string" calcext:value-type="string">
            <text:p>real 0m0.110s </text:p>
            <text:p>user 0m0.057s </text:p>
            <text:p>Sys 0m0.038s </text:p>
          </table:table-cell>
          <table:table-cell table:style-name="ce24" office:value-type="string" calcext:value-type="string">
            <text:p>real 0m0.132s </text:p>
            <text:p>user 0m0.098s </text:p>
            <text:p>sys 0m0.061s </text:p>
          </table:table-cell>
          <table:table-cell/>
        </table:table-row>
        <table:table-row table:style-name="ro6">
          <table:table-cell table:number-columns-repeated="2"/>
          <table:table-cell table:style-name="ce17" office:value-type="float" office:value="16777216" calcext:value-type="float">
            <text:p>16777216</text:p>
          </table:table-cell>
          <table:table-cell table:style-name="ce25" office:value-type="string" calcext:value-type="string">
            <text:p>real 0m0.171s </text:p>
            <text:p>user 0m0.098s </text:p>
            <text:p>Sys 0m0.061s </text:p>
          </table:table-cell>
          <table:table-cell table:style-name="ce25" office:value-type="string" calcext:value-type="string">
            <text:p>real 0m0.178s </text:p>
            <text:p>user 0m0.174s </text:p>
            <text:p>sys 0m0.115s </text:p>
          </table:table-cell>
          <table:table-cell/>
        </table:table-row>
        <table:table-row table:style-name="ro3">
          <table:table-cell table:number-columns-repeated="2"/>
          <table:table-cell table:style-name="ce18" office:value-type="float" office:value="33554432" calcext:value-type="float">
            <text:p>33554432</text:p>
          </table:table-cell>
          <table:table-cell table:style-name="ce24" office:value-type="string" calcext:value-type="string">
            <text:p>real 0m0.324s </text:p>
            <text:p>user 0m0.175s </text:p>
            <text:p>Sys 0m0.140s </text:p>
          </table:table-cell>
          <table:table-cell table:style-name="ce24" office:value-type="string" calcext:value-type="string">
            <text:p>real 0m0.277s </text:p>
            <text:p>user 0m0.328s </text:p>
            <text:p>sys 0m0.199s </text:p>
          </table:table-cell>
          <table:table-cell/>
        </table:table-row>
        <table:table-row table:style-name="ro3">
          <table:table-cell table:number-columns-repeated="2"/>
          <table:table-cell table:style-name="ce17" office:value-type="float" office:value="67108864" calcext:value-type="float">
            <text:p>67108864</text:p>
          </table:table-cell>
          <table:table-cell table:style-name="ce25" office:value-type="string" calcext:value-type="string">
            <text:p>real 0m0.652s </text:p>
            <text:p>user 0m0.343s </text:p>
            <text:p>sys 0m0.299s </text:p>
          </table:table-cell>
          <table:table-cell table:style-name="ce25" office:value-type="string" calcext:value-type="string">
            <text:p>real 0m0.517s </text:p>
            <text:p>user 0m0.660s </text:p>
            <text:p>sys 0m0.346s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" svg:font-family="" style:font-family-generic="roman"/>
    <style:font-face style:name="Liberation serif" svg:font-family="'Liberation serif', 'Times New Roman'" style:font-family-generic="roman"/>
    <style:font-face style:name="Liberation mono" svg:font-family="'Liberation mono', 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9" loext:min-decimal-places="9" number:min-integer-digits="1"/>
    </number:number-style>
    <number:number-style style:name="N105">
      <number:number number:decimal-places="10" loext:min-decimal-places="10" number:min-integer-digits="1"/>
    </number:number-style>
    <number:number-style style:name="N106">
      <number:number number:decimal-places="11" loext:min-decimal-places="11" number:min-integer-digits="1"/>
    </number:number-style>
    <number:number-style style:name="N107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08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09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11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3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14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15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16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1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18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19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0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21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22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23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24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25">
      <number:scientific-number number:decimal-places="19" loext:min-decimal-places="19" number:min-integer-digits="1" number:min-exponent-digits="2" loext:exponent-interval="1" loext:forced-exponent-sign="true"/>
    </number:number-style>
    <number:number-style style:name="N126">
      <number:scientific-number number:decimal-places="20" loext:min-decimal-places="20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 style:data-style-name="N2" text:time-value="13:36:51.7744441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3:43:41.339791045</meta:creation-date>
    <dc:date>2020-03-22T16:03:17.927347001</dc:date>
    <meta:editing-duration>PT13M56S</meta:editing-duration>
    <meta:editing-cycles>5</meta:editing-cycles>
    <meta:generator>LibreOffice/6.2.8.2$Linux_X86_64 LibreOffice_project/20$Build-2</meta:generator>
    <meta:document-statistic meta:table-count="1" meta:cell-count="1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4">
      <number:number number:decimal-places="9" loext:min-decimal-places="9" number:min-integer-digits="1"/>
    </number:number-style>
    <number:number-style style:name="N105">
      <number:number number:decimal-places="10" loext:min-decimal-places="10" number:min-integer-digits="1"/>
    </number:number-style>
    <number:number-style style:name="N111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2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5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5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469cm" svg:height="11.597cm" xlink:href=".." xlink:type="simple" chart:class="chart:line" chart:style-name="ch1">
        <chart:title svg:x="16.495cm" svg:y="1.788cm" chart:style-name="ch2">
          <text:p>PC</text:p>
        </chart:title>
        <chart:legend svg:x="13.639cm" svg:y="3.779cm" style:legend-expansion="custom" chartooo:width="7.49cm" chartooo:height="3.182cm" style:legend-expansion-aspect-ratio="2.35386549340038" chart:style-name="ch3"/>
        <chart:plot-area chart:style-name="ch4" table:cell-range-address="Hoja1.C5:Hoja1.F18" chart:data-source-has-labels="both" svg:x="0.953cm" svg:y="0.406cm" svg:width="13.094cm" svg:height="10.613cm">
          <chartooo:coordinate-region svg:x="3.347cm" svg:y="0.605cm" svg:width="10.559cm" svg:height="8.836cm"/>
          <chart:axis chart:dimension="x" chart:name="primary-x" chart:style-name="ch5" chartooo:axis-type="auto">
            <chartooo:date-scale/>
            <chart:title svg:x="6.847cm" svg:y="11.037cm" chart:style-name="ch6">
              <text:p>Tamaño</text:p>
            </chart:title>
            <chart:categories table:cell-range-address="Hoja1.C6:Hoja1.C18"/>
          </chart:axis>
          <chart:axis chart:dimension="y" chart:name="primary-y" chart:style-name="ch7">
            <chart:title svg:x="0cm" svg:y="6.312cm" chart:style-name="ch8">
              <text:p>Tiempo</text:p>
            </chart:title>
            <chart:grid chart:style-name="ch9" chart:class="major"/>
          </chart:axis>
          <chart:series chart:style-name="ch10" chart:values-cell-range-address="Hoja1.D6:Hoja1.D18" chart:label-cell-address="Hoja1.D5:Hoja1.D5" chart:class="chart:line">
            <chart:data-point chart:repeated="13"/>
          </chart:series>
          <chart:series chart:style-name="ch11" chart:values-cell-range-address="Hoja1.E6:Hoja1.E18" chart:label-cell-address="Hoja1.E5:Hoja1.E5" chart:class="chart:line">
            <chart:data-point chart:repeated="13"/>
          </chart:series>
          <chart:series chart:style-name="ch12" chart:values-cell-range-address="Hoja1.F6:Hoja1.F18" chart:label-cell-address="Hoja1.F5:Hoja1.F5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. secuencial vect. Dinamicos
1 thread/core</text:p>
                <draw:g>
                  <svg:desc>Hoja1.D5:Hoja1.D5</svg:desc>
                </draw:g>
              </table:table-cell>
              <table:table-cell office:value-type="string">
                <text:p>T. paralelo (versión for)
8 threads/cores</text:p>
                <draw:g>
                  <svg:desc>Hoja1.E5:Hoja1.E5</svg:desc>
                </draw:g>
              </table:table-cell>
              <table:table-cell office:value-type="string">
                <text:p>T. paralelo (versión sections con 4 section)
 8 threads/cores</text:p>
                <draw:g>
                  <svg:desc>Hoja1.F5:Hoja1.F5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  <draw:g>
                  <svg:desc>Hoja1.C6:Hoja1.C18</svg:desc>
                </draw:g>
              </table:table-cell>
              <table:table-cell office:value-type="float" office:value="0.000047874">
                <text:p>0.000047874</text:p>
                <draw:g>
                  <svg:desc>Hoja1.D6:Hoja1.D18</svg:desc>
                </draw:g>
              </table:table-cell>
              <table:table-cell office:value-type="float" office:value="0.000250309">
                <text:p>0.000250309</text:p>
                <draw:g>
                  <svg:desc>Hoja1.E6:Hoja1.E18</svg:desc>
                </draw:g>
              </table:table-cell>
              <table:table-cell office:value-type="float" office:value="0.000066829">
                <text:p>0.000066829</text:p>
                <draw:g>
                  <svg:desc>Hoja1.F6:Hoja1.F18</svg:desc>
                </draw:g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0180069">
                <text:p>0.000180069</text:p>
              </table:table-cell>
              <table:table-cell office:value-type="float" office:value="0.000027003">
                <text:p>0.000027003</text:p>
              </table:table-cell>
              <table:table-cell office:value-type="float" office:value="0.000947591">
                <text:p>0.000947591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0307845">
                <text:p>0.000307845</text:p>
              </table:table-cell>
              <table:table-cell office:value-type="float" office:value="0.001165336">
                <text:p>0.001165336</text:p>
              </table:table-cell>
              <table:table-cell office:value-type="float" office:value="0.000255565">
                <text:p>0.000255565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042409">
                <text:p>0.00042409</text:p>
              </table:table-cell>
              <table:table-cell office:value-type="float" office:value="0.001279689">
                <text:p>0.001279689</text:p>
              </table:table-cell>
              <table:table-cell office:value-type="float" office:value="0.002542622">
                <text:p>0.002542622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0903206">
                <text:p>0.000903206</text:p>
              </table:table-cell>
              <table:table-cell office:value-type="float" office:value="0.003357793">
                <text:p>0.003357793</text:p>
              </table:table-cell>
              <table:table-cell office:value-type="float" office:value="0.001940949">
                <text:p>0.001940949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1912389">
                <text:p>0.001912389</text:p>
              </table:table-cell>
              <table:table-cell office:value-type="float" office:value="0.001319699">
                <text:p>0.001319699</text:p>
              </table:table-cell>
              <table:table-cell office:value-type="float" office:value="0.004790775">
                <text:p>0.004790775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34425">
                <text:p>0.0034425</text:p>
              </table:table-cell>
              <table:table-cell office:value-type="float" office:value="0.003066974">
                <text:p>0.003066974</text:p>
              </table:table-cell>
              <table:table-cell office:value-type="float" office:value="0.005068139">
                <text:p>0.005068139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07337057">
                <text:p>0.007337057</text:p>
              </table:table-cell>
              <table:table-cell office:value-type="float" office:value="0.004195233">
                <text:p>0.004195233</text:p>
              </table:table-cell>
              <table:table-cell office:value-type="float" office:value="0.011687083">
                <text:p>0.011687083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15181344">
                <text:p>0.015181344</text:p>
              </table:table-cell>
              <table:table-cell office:value-type="float" office:value="0.008016505">
                <text:p>0.008016505</text:p>
              </table:table-cell>
              <table:table-cell office:value-type="float" office:value="0.027804217">
                <text:p>0.027804217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27583341">
                <text:p>0.027583341</text:p>
              </table:table-cell>
              <table:table-cell office:value-type="float" office:value="0.02122258">
                <text:p>0.02122258</text:p>
              </table:table-cell>
              <table:table-cell office:value-type="float" office:value="0.032356296">
                <text:p>0.032356296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05531022">
                <text:p>0.05531022</text:p>
              </table:table-cell>
              <table:table-cell office:value-type="float" office:value="0.025181175">
                <text:p>0.025181175</text:p>
              </table:table-cell>
              <table:table-cell office:value-type="float" office:value="0.092471963">
                <text:p>0.092471963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111584805">
                <text:p>0.111584805</text:p>
              </table:table-cell>
              <table:table-cell office:value-type="float" office:value="0.049367156">
                <text:p>0.049367156</text:p>
              </table:table-cell>
              <table:table-cell office:value-type="float" office:value="0.135108999">
                <text:p>0.135108999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22528858">
                <text:p>0.22528858</text:p>
              </table:table-cell>
              <table:table-cell office:value-type="float" office:value="0.097954772">
                <text:p>0.097954772</text:p>
              </table:table-cell>
              <table:table-cell office:value-type="float" office:value="0.256808525">
                <text:p>0.2568085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5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5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5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08cm" svg:height="11.367cm" xlink:href=".." xlink:type="simple" chart:class="chart:line" chart:style-name="ch1">
        <chart:title svg:x="14.12cm" svg:y="2.2cm" chart:style-name="ch2">
          <text:p>ATCGRID</text:p>
        </chart:title>
        <chart:legend svg:x="12.932cm" svg:y="4.03cm" style:legend-expansion="custom" chartooo:width="7.193cm" chartooo:height="3.182cm" style:legend-expansion-aspect-ratio="2.2605279698303" chart:style-name="ch3"/>
        <chart:plot-area chart:style-name="ch4" table:cell-range-address="Hoja1.C26:Hoja1.F39" chart:data-source-has-labels="both" svg:x="0.618cm" svg:y="0.959cm" svg:width="12.314cm" svg:height="9.702cm">
          <chartooo:coordinate-region svg:x="3.012cm" svg:y="1.158cm" svg:width="9.779cm" svg:height="7.925cm"/>
          <chart:axis chart:dimension="x" chart:name="primary-x" chart:style-name="ch5" chartooo:axis-type="auto">
            <chartooo:date-scale/>
            <chart:title svg:x="6.122cm" svg:y="10.807cm" chart:style-name="ch6">
              <text:p>Tamaño</text:p>
            </chart:title>
            <chart:categories table:cell-range-address="Hoja1.C27:Hoja1.C39"/>
          </chart:axis>
          <chart:axis chart:dimension="y" chart:name="primary-y" chart:style-name="ch7">
            <chart:title svg:x="0cm" svg:y="6.41cm" chart:style-name="ch8">
              <text:p>Tiempo</text:p>
            </chart:title>
            <chart:grid chart:style-name="ch9" chart:class="major"/>
          </chart:axis>
          <chart:series chart:style-name="ch10" chart:values-cell-range-address="Hoja1.D27:Hoja1.D39" chart:label-cell-address="Hoja1.D26:Hoja1.D26" chart:class="chart:line">
            <chart:data-point chart:repeated="13"/>
          </chart:series>
          <chart:series chart:style-name="ch11" chart:values-cell-range-address="Hoja1.E27:Hoja1.E39" chart:label-cell-address="Hoja1.E26:Hoja1.E26" chart:class="chart:line">
            <chart:data-point chart:repeated="13"/>
          </chart:series>
          <chart:series chart:style-name="ch12" chart:values-cell-range-address="Hoja1.F27:Hoja1.F39" chart:label-cell-address="Hoja1.F26:Hoja1.F26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. secuencial vect. Dinamicos
1 thread/core</text:p>
                <draw:g>
                  <svg:desc>Hoja1.D26:Hoja1.D26</svg:desc>
                </draw:g>
              </table:table-cell>
              <table:table-cell office:value-type="string">
                <text:p>T. paralelo (versión for)
24 threads/cores</text:p>
                <draw:g>
                  <svg:desc>Hoja1.E26:Hoja1.E26</svg:desc>
                </draw:g>
              </table:table-cell>
              <table:table-cell office:value-type="string">
                <text:p>T. paralelo (versión sections con 4 section)
 24 threads/cores</text:p>
                <draw:g>
                  <svg:desc>Hoja1.F26:Hoja1.F26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  <draw:g>
                  <svg:desc>Hoja1.C27:Hoja1.C39</svg:desc>
                </draw:g>
              </table:table-cell>
              <table:table-cell office:value-type="float" office:value="0.000151198">
                <text:p>0.000151198</text:p>
                <draw:g>
                  <svg:desc>Hoja1.D27:Hoja1.D39</svg:desc>
                </draw:g>
              </table:table-cell>
              <table:table-cell office:value-type="float" office:value="0.002120338">
                <text:p>0.002120338</text:p>
                <draw:g>
                  <svg:desc>Hoja1.E27:Hoja1.E39</svg:desc>
                </draw:g>
              </table:table-cell>
              <table:table-cell office:value-type="float" office:value="0.00003811">
                <text:p>0.00003811</text:p>
                <draw:g>
                  <svg:desc>Hoja1.F27:Hoja1.F39</svg:desc>
                </draw:g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021408">
                <text:p>0.00021408</text:p>
              </table:table-cell>
              <table:table-cell office:value-type="float" office:value="0.000049494">
                <text:p>0.000049494</text:p>
              </table:table-cell>
              <table:table-cell office:value-type="float" office:value="0.000573928">
                <text:p>0.000573928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047908">
                <text:p>0.00047908</text:p>
              </table:table-cell>
              <table:table-cell office:value-type="float" office:value="0.000097655">
                <text:p>0.000097655</text:p>
              </table:table-cell>
              <table:table-cell office:value-type="float" office:value="0.000089269">
                <text:p>0.000089269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0960954">
                <text:p>0.000960954</text:p>
              </table:table-cell>
              <table:table-cell office:value-type="float" office:value="0.000108575">
                <text:p>0.000108575</text:p>
              </table:table-cell>
              <table:table-cell office:value-type="float" office:value="0.000107406">
                <text:p>0.000107406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1923829">
                <text:p>0.001923829</text:p>
              </table:table-cell>
              <table:table-cell office:value-type="float" office:value="0.004424769">
                <text:p>0.004424769</text:p>
              </table:table-cell>
              <table:table-cell office:value-type="float" office:value="0.001463808">
                <text:p>0.001463808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3032708">
                <text:p>0.003032708</text:p>
              </table:table-cell>
              <table:table-cell office:value-type="float" office:value="0.005143266">
                <text:p>0.005143266</text:p>
              </table:table-cell>
              <table:table-cell office:value-type="float" office:value="0.002456969">
                <text:p>0.002456969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5648576">
                <text:p>0.005648576</text:p>
              </table:table-cell>
              <table:table-cell office:value-type="float" office:value="0.004050579">
                <text:p>0.004050579</text:p>
              </table:table-cell>
              <table:table-cell office:value-type="float" office:value="0.004153419">
                <text:p>0.004153419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09845328">
                <text:p>0.009845328</text:p>
              </table:table-cell>
              <table:table-cell office:value-type="float" office:value="0.006438268">
                <text:p>0.006438268</text:p>
              </table:table-cell>
              <table:table-cell office:value-type="float" office:value="0.007049669">
                <text:p>0.007049669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18716783">
                <text:p>0.018716783</text:p>
              </table:table-cell>
              <table:table-cell office:value-type="float" office:value="0.010270232">
                <text:p>0.010270232</text:p>
              </table:table-cell>
              <table:table-cell office:value-type="float" office:value="0.009713516">
                <text:p>0.009713516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35390347">
                <text:p>0.035390347</text:p>
              </table:table-cell>
              <table:table-cell office:value-type="float" office:value="0.016348204">
                <text:p>0.016348204</text:p>
              </table:table-cell>
              <table:table-cell office:value-type="float" office:value="0.017284641">
                <text:p>0.017284641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064819548">
                <text:p>0.064819548</text:p>
              </table:table-cell>
              <table:table-cell office:value-type="float" office:value="0.029552745">
                <text:p>0.029552745</text:p>
              </table:table-cell>
              <table:table-cell office:value-type="float" office:value="0.031639263">
                <text:p>0.031639263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12884472">
                <text:p>0.12884472</text:p>
              </table:table-cell>
              <table:table-cell office:value-type="float" office:value="0.055857467">
                <text:p>0.055857467</text:p>
              </table:table-cell>
              <table:table-cell office:value-type="float" office:value="0.057542028">
                <text:p>0.057542028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255139641">
                <text:p>0.255139641</text:p>
              </table:table-cell>
              <table:table-cell office:value-type="float" office:value="0.110502373">
                <text:p>0.110502373</text:p>
              </table:table-cell>
              <table:table-cell office:value-type="float" office:value="0.109945284">
                <text:p>0.1099452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